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3102" officeooo:paragraph-rsid="00063102" style:font-size-complex="20pt"/>
    </style:style>
    <style:style style:name="P2" style:family="paragraph" style:parent-style-name="Standard">
      <style:text-properties fo:font-size="20pt" officeooo:rsid="0017e8b2" officeooo:paragraph-rsid="0017e8b2" style:font-size-complex="20pt"/>
    </style:style>
    <style:style style:name="P3" style:family="paragraph" style:parent-style-name="Standard">
      <style:text-properties fo:font-size="20pt" officeooo:rsid="0018bf9e" officeooo:paragraph-rsid="0018bf9e" style:font-size-complex="20pt"/>
    </style:style>
    <style:style style:name="P4" style:family="paragraph" style:parent-style-name="Standard">
      <style:text-properties fo:font-size="20pt" officeooo:rsid="001ac2b9" officeooo:paragraph-rsid="001ac2b9" style:font-size-complex="20pt"/>
    </style:style>
    <style:style style:name="T1" style:family="text">
      <style:text-properties officeooo:rsid="00192e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rray Method</text:p>
      <text:p text:style-name="P4"/>
      <text:p text:style-name="P4">০১. <text:s/>concat()</text:p>
      <text:p text:style-name="P4">এই মেথডের মাধ্যমে কোন একটা অ্যারে অন্য একটা অ্যারের সাথে জোড়া দেওয়া হয়।</text:p>
      <text:p text:style-name="P4"/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26T01:37:07.765968608</dc:date>
    <meta:editing-duration>PT1H24M33S</meta:editing-duration>
    <meta:editing-cycles>17</meta:editing-cycles>
    <meta:document-statistic meta:table-count="0" meta:image-count="0" meta:object-count="0" meta:page-count="1" meta:paragraph-count="3" meta:word-count="17" meta:character-count="71" meta:non-whitespace-character-count="56"/>
  </office:meta>
</office:document-meta>
</file>